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550" calcext:value-type="float">
            <text:p>1550</text:p>
          </table:table-cell>
          <table:table-cell office:value-type="float" office:value="1458" calcext:value-type="float">
            <text:p>1458</text:p>
          </table:table-cell>
          <table:table-cell office:value-type="float" office:value="1519" calcext:value-type="float">
            <text:p>1519</text:p>
          </table:table-cell>
          <table:table-cell table:formula="of:=SUM([.C3:.G3])/5" office:value-type="float" office:value="1487.2" calcext:value-type="float">
            <text:p>1487.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903" calcext:value-type="float">
            <text:p>903</text:p>
          </table:table-cell>
          <table:table-cell office:value-type="float" office:value="947" calcext:value-type="float">
            <text:p>947</text:p>
          </table:table-cell>
          <table:table-cell office:value-type="float" office:value="1014" calcext:value-type="float">
            <text:p>1014</text:p>
          </table:table-cell>
          <table:table-cell office:value-type="float" office:value="954" calcext:value-type="float">
            <text:p>954</text:p>
          </table:table-cell>
          <table:table-cell table:formula="of:=SUM([.C4:.G4])/5" office:value-type="float" office:value="956.8" calcext:value-type="float">
            <text:p>956.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49" calcext:value-type="float">
            <text:p>649</text:p>
          </table:table-cell>
          <table:table-cell office:value-type="float" office:value="696" calcext:value-type="float">
            <text:p>696</text:p>
          </table:table-cell>
          <table:table-cell office:value-type="float" office:value="645" calcext:value-type="float">
            <text:p>645</text:p>
          </table:table-cell>
          <table:table-cell table:formula="of:=SUM([.C5:.G5])/5" office:value-type="float" office:value="678.6" calcext:value-type="float">
            <text:p>678.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685" calcext:value-type="float">
            <text:p>685</text:p>
          </table:table-cell>
          <table:table-cell office:value-type="float" office:value="599" calcext:value-type="float">
            <text:p>599</text:p>
          </table:table-cell>
          <table:table-cell office:value-type="float" office:value="700" calcext:value-type="float">
            <text:p>700</text:p>
          </table:table-cell>
          <table:table-cell office:value-type="float" office:value="619" calcext:value-type="float">
            <text:p>619</text:p>
          </table:table-cell>
          <table:table-cell table:formula="of:=SUM([.C6:.G6])/5" office:value-type="float" office:value="647.6" calcext:value-type="float">
            <text:p>647.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662" calcext:value-type="float">
            <text:p>662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table:formula="of:=SUM([.C7:.G7])/5" office:value-type="float" office:value="581.4" calcext:value-type="float">
            <text:p>581.4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616" calcext:value-type="float">
            <text:p>616</text:p>
          </table:table-cell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float" office:value="587" calcext:value-type="float">
            <text:p>587</text:p>
          </table:table-cell>
          <table:table-cell table:formula="of:=SUM([.C8:.G8])/5" office:value-type="float" office:value="578.2" calcext:value-type="float">
            <text:p>578.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table:formula="of:=SUM([.C9:.G9])/5" office:value-type="float" office:value="591.8" calcext:value-type="float">
            <text:p>591.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63" calcext:value-type="float">
            <text:p>563</text:p>
          </table:table-cell>
          <table:table-cell office:value-type="float" office:value="616" calcext:value-type="float">
            <text:p>616</text:p>
          </table:table-cell>
          <table:table-cell office:value-type="float" office:value="568" calcext:value-type="float">
            <text:p>568</text:p>
          </table:table-cell>
          <table:table-cell table:formula="of:=SUM([.C10:.G10])/5" office:value-type="float" office:value="587" calcext:value-type="float">
            <text:p>58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table:formula="of:=SUM([.C11:.G11])/5" office:value-type="float" office:value="607.6" calcext:value-type="float">
            <text:p>607.6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791" calcext:value-type="float">
            <text:p>791</text:p>
          </table:table-cell>
          <table:table-cell office:value-type="float" office:value="827" calcext:value-type="float">
            <text:p>827</text:p>
          </table:table-cell>
          <table:table-cell office:value-type="float" office:value="732" calcext:value-type="float">
            <text:p>732</text:p>
          </table:table-cell>
          <table:table-cell table:formula="of:=SUM([.C12:.G12])/5" office:value-type="float" office:value="758" calcext:value-type="float">
            <text:p>75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788" calcext:value-type="float">
            <text:p>788</text:p>
          </table:table-cell>
          <table:table-cell office:value-type="float" office:value="799" calcext:value-type="float">
            <text:p>799</text:p>
          </table:table-cell>
          <table:table-cell table:formula="of:=SUM([.C13:.G13])/5" office:value-type="float" office:value="799" calcext:value-type="float">
            <text:p>799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487.2" calcext:value-type="float">
            <text:p>1487.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56.8" calcext:value-type="float">
            <text:p>956.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678.6" calcext:value-type="float">
            <text:p>678.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47.6" calcext:value-type="float">
            <text:p>647.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81.4" calcext:value-type="float">
            <text:p>581.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78.2" calcext:value-type="float">
            <text:p>578.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91.8" calcext:value-type="float">
            <text:p>591.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07.6" calcext:value-type="float">
            <text:p>607.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LD RESULT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3" calcext:value-type="float">
            <text:p>1323</text:p>
          </table:table-cell>
          <table:table-cell office:value-type="float" office:value="1337" calcext:value-type="float">
            <text:p>1337</text:p>
          </table:table-cell>
          <table:table-cell office:value-type="float" office:value="1413" calcext:value-type="float">
            <text:p>14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8:29:04.856146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20:33.779961174</meta:creation-date>
    <dc:date>2016-12-08T18:31:56.755371978</dc:date>
    <meta:editing-duration>PT54M59S</meta:editing-duration>
    <meta:editing-cycles>3</meta:editing-cycles>
    <meta:generator>LibreOffice/5.1.4.2$Linux_X86_64 LibreOffice_project/10m0$Build-2</meta:generator>
    <meta:document-statistic meta:table-count="1" meta:cell-count="121" meta:object-count="0"/>
  </office:meta>
</office:document-meta>
</file>